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54a01" officeooo:paragraph-rsid="00154a01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54a01" officeooo:paragraph-rsid="00154a0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54a01" officeooo:paragraph-rsid="00154a0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62eb9" officeooo:paragraph-rsid="00162eb9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62eb9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 – 2</text:p>
      <text:p text:style-name="P1"/>
      <text:p text:style-name="P3">Q. Introducing Relational Databases.</text:p>
      <text:p text:style-name="P3"/>
      <text:p text:style-name="P3">1) Which field of the CUSTOMERS table is the primary key?</text:p>
      <text:p text:style-name="P3">Ans = Cnum.</text:p>
      <text:p text:style-name="P3"/>
      <text:p text:style-name="P3">2) What is the 4<text:span text:style-name="T1">th</text:span> coloumn of the CUSTOMERS table?</text:p>
      <text:p text:style-name="P3">Ans = Rating.</text:p>
      <text:p text:style-name="P3"/>
      <text:p text:style-name="P3">3) What is another word for row? For coloumn?</text:p>
      <text:p text:style-name="P3">Ans = For row it is <text:span text:style-name="T3">Tuple or Entity</text:span> and for coloumn it is <text:span text:style-name="T3">atributes</text:span>.</text:p>
      <text:p text:style-name="P3"/>
      <text:p text:style-name="P3">4) Why isn’t it possible to see the first five rows of a table?</text:p>
      <text:p text:style-name="P3">Ans = </text:p>
      <text:p text:style-name="P3"><text:tab/>1) When you insert a row in the table, wherever MySQL finds the free space in the DB server HD, it will store the row there(to speed up <text:span text:style-name="T2">insert statement</text:span>).</text:p>
      <text:p text:style-name="P3"><text:tab/>2) <text:span text:style-name="T2">Rows inside a table are not stored sequentially.</text:span></text:p>
      <text:p text:style-name="P4"><text:tab/>3) Rows inside a table are not stored in any specific order.</text:p>
      <text:p text:style-name="P4"><text:tab/>4) Rows inside a table are scattered (fragmented) all over the DB server HD.</text:p>
      <text:p text:style-name="P4"><text:tab/>5) When you SELECT from a table, the order of rows in the o/p depends on the row address; it will always be in ascending order of row address.</text:p>
      <text:p text:style-name="P4"><text:s/><text:tab/>6) Hence, it is not possible to see the first ‘5’ rows of a table.</text:p>
      <text:p text:style-name="P3"><text:s text:c="2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26:31.567604956</meta:creation-date>
    <dc:date>2023-09-09T23:49:54.631636363</dc:date>
    <meta:editing-duration>PT5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82" meta:character-count="925" meta:non-whitespace-character-count="744"/>
  </office:meta>
</office:document-meta>
</file>